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1e2681" officeooo:paragraph-rsid="001e2681"/>
    </style:style>
    <style:style style:name="P3" style:family="paragraph" style:parent-style-name="Heading_20_1">
      <style:text-properties officeooo:rsid="001e2681" officeooo:paragraph-rsid="001e2681"/>
    </style:style>
    <style:style style:name="P4" style:family="paragraph" style:parent-style-name="Heading_20_1">
      <style:text-properties officeooo:paragraph-rsid="0024e2aa"/>
    </style:style>
    <style:style style:name="P5" style:family="paragraph" style:parent-style-name="Standard" style:list-style-name="L2">
      <style:text-properties officeooo:paragraph-rsid="00150253"/>
    </style:style>
    <style:style style:name="P6" style:family="paragraph" style:parent-style-name="Standard" style:list-style-name="L2">
      <style:text-properties officeooo:paragraph-rsid="0019fba7"/>
    </style:style>
    <style:style style:name="P7" style:family="paragraph" style:parent-style-name="Standard" style:list-style-name="L2">
      <style:text-properties officeooo:rsid="001be8b5" officeooo:paragraph-rsid="001be8b5"/>
    </style:style>
    <style:style style:name="P8" style:family="paragraph" style:parent-style-name="Standard">
      <style:text-properties officeooo:rsid="001be8b5" officeooo:paragraph-rsid="001be8b5"/>
    </style:style>
    <style:style style:name="P9" style:family="paragraph" style:parent-style-name="Subtitle">
      <style:text-properties officeooo:rsid="00160de7" officeooo:paragraph-rsid="00160de7"/>
    </style:style>
    <style:style style:name="P10" style:family="paragraph" style:parent-style-name="Text_20_body">
      <style:text-properties officeooo:rsid="0019fe9d" officeooo:paragraph-rsid="0019fe9d"/>
    </style:style>
    <style:style style:name="P11" style:family="paragraph" style:parent-style-name="Text_20_body">
      <style:text-properties officeooo:rsid="001df100" officeooo:paragraph-rsid="001df100"/>
    </style:style>
    <style:style style:name="P12" style:family="paragraph" style:parent-style-name="Text_20_body">
      <style:text-properties officeooo:rsid="001e2681" officeooo:paragraph-rsid="001e2681"/>
    </style:style>
    <style:style style:name="P13" style:family="paragraph" style:parent-style-name="Text_20_body">
      <style:text-properties officeooo:rsid="00150253" officeooo:paragraph-rsid="00150253"/>
    </style:style>
    <style:style style:name="T1" style:family="text">
      <style:text-properties officeooo:rsid="00150253"/>
    </style:style>
    <style:style style:name="T2" style:family="text">
      <style:text-properties officeooo:rsid="00162338"/>
    </style:style>
    <style:style style:name="T3" style:family="text">
      <style:text-properties officeooo:rsid="00187eff"/>
    </style:style>
    <style:style style:name="T4" style:family="text">
      <style:text-properties officeooo:rsid="0019fba7"/>
    </style:style>
    <style:style style:name="T5" style:family="text">
      <style:text-properties officeooo:rsid="001cdc9a"/>
    </style:style>
    <style:style style:name="T6" style:family="text">
      <style:text-properties officeooo:rsid="001df1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ím</text:p>
      <text:p text:style-name="P9">Szerzők, évfolyam szak</text:p>
      <text:p text:style-name="P9">Témavezető(k) neve és beosztása és intézmény <text:span text:style-name="T2">kar/tanszék </text:span>neve</text:p>
      <text:h text:style-name="P3" text:outline-level="1">Követelmények</text:h>
      <text:list text:style-name="L2">
        <text:list-item>
          <text:p text:style-name="P5"><text:span text:style-name="T3">„Times”</text:span><text:span text:style-name="T1"> </text:span><text:span text:style-name="T3">betűstílus</text:span></text:p>
        </text:list-item>
        <text:list-item>
          <text:p text:style-name="P6"><text:span text:style-name="T4">20 oldal csak szöveg</text:span></text:p>
        </text:list-item>
        <text:list-item>
          <text:p text:style-name="P6"><text:span text:style-name="T4">max 50 oldal ábrákkal</text:span></text:p>
        </text:list-item>
        <text:list-item>
          <text:p text:style-name="P7"><text:span text:style-name="T5">F</text:span>elhasznált MI eszközök felsorolása <text:span text:style-name="T6">appendixben</text:span></text:p>
        </text:list-item>
      </text:list>
      <text:p text:style-name="P8"/>
      <text:h text:style-name="P2" text:outline-level="1">Bevezetés</text:h>
      <text:p text:style-name="P12">Az utóbbi években a mesterséges intelligencia és a természetes nyelvfeldolgozás (NLP) területén a nagy nyelvi modellek (LLM-ek) jelentős fejlődésen mentek keresztül. Ezek a modellek, mint például a GPT, a BERT és a T5, képesek nagymennyiségű adat feldolgozására és számos különböző nyelvi feladat végrehajtására, beleértve a szövegértést, fordítást, összegzést és a kérdés-válaszolást is. Az LLM-ek legfőbb előnye, hogy képesek általánosítani és összetett nyelvi struktúrákat értelmezni, ami kiemelkedően fontossá teszi őket a nyelvi adatok feldolgozásában. Bár ezek a modellek elsősorban az angol nyelvre optimalizáltak, egyre nagyobb igény mutatkozik arra, hogy más nyelveken, például magyarul is sikeresen alkalmazhatók legyenek.</text:p>
      <text:p text:style-name="Text_20_body">Az egyik különösen érdekes alkalmazási terület a táblázatos kérdés-válasz (TQA) feladat, amely során a modellnek strukturált adatokból, táblázatokból kell a feltett kérdésekre választ adnia. A TQA-feladatok jelentősége az adatbázisokban és különböző dokumentumokban elérhető strukturált információ hasznosításában rejlik, amelyeket hatékony kérdés-válaszoló rendszerek segítségével lehet automatizálni. Az angol nyelven számos kutatás foglalkozik TQA-kkal, és több jól ismert TQA-adathalmaz is rendelkezésre áll, amelyek segítségével az algoritmusokat és nyelvi modelleket fejleszteni lehet. Azonban magyar nyelven ezek az erőforrások korlátozottak, és jelenleg nem áll rendelkezésre olyan TQA-adatbázis, amely magyar nyelven készült kérdések és válaszok vizsgálatát tenné lehetővé.</text:p>
      <text:p text:style-name="Text_20_body">Jelen dolgozat célja egy magyar nyelvű TQA-adathalmaz létrehozása, amely a magyar Wikipédia táblázatos adatait és szöveges tartalmát hasznosítja. A Wikipédia szócikkeiben számos táblázatos formában közölt információ található, amelyek jól strukturált és változatos adatokat tartalmaznak a legkülönfélébb témakörökben. Az ezekből az adatokból készített TQA-adathalmaz lehetőséget nyújt a magyar nyelvű LLM-ek tesztelésére, valamint a TQA-algoritmusok hatékonyságának vizsgálatára. A kutatás során egy automatizált adatgyűjtési és -feldolgozási eljárást alakítottam ki, amely a Wikipédia táblázatait és a kapcsolódó szöveges tartalmakat kérdés-válasz párokba rendezi, így egy jól strukturált adatbázis jön létre, amely alkalmas a TQA-modellek kiértékelésére.</text:p>
      <text:p text:style-name="Text_20_body">A dolgozat további célja, hogy különböző nagy nyelvi modellek teljesítményét és megbízhatóságát mérje fel a magyar nyelvű TQA-adathalmazon, összehasonlítva a különböző algoritmusokat és technikai megközelítéseket. Ennek érdekében többféle LLM-et alkalmazok, és különböző TQA-feladatok megoldására használt algoritmusokat tesztelek. Az eredmények alapján összehasonlítom a modellek hatékonyságát és pontosságát, különös tekintettel a magyar nyelv sajátosságaira. A kutatás hozzájárul a magyar nyelvű természetes nyelvfeldolgozási kutatások bővítéséhez, mivel ez az adatbázis elősegíti a magyar nyelvű TQA-rendszerek fejlesztését és kiértékelését, amelyek hosszú távon alapvető fontosságúak lehetnek a magyar nyelvű digitális szolgáltatások és alkalmazások számára.</text:p>
      <text:p text:style-name="Text_20_body">Összefoglalva, ez a dolgozat a magyar nyelvű TQA-kutatásban jelentős előrelépést jelenthet, hiszen megteremti egy új típusú magyar nyelvű adathalmaz alapját, és lehetőséget biztosít arra, hogy a magyar nyelven is teszteljük a legkorszerűbb LLM-eket.</text:p>
      <text:h text:style-name="P1" text:outline-level="1">LLM</text:h>
      <text:p text:style-name="Text_20_body"/>
      <text:h text:style-name="Heading_20_1" text:outline-level="1">TQA feladat</text:h>
      <text:p text:style-name="Text_20_body"/>
      <text:h text:style-name="Heading_20_1" text:outline-level="1">Adatbázisok</text:h>
      <text:p text:style-name="Text_20_body"/>
      <text:h text:style-name="Heading_20_1" text:outline-level="1">Magyar TQA adatbázisok</text:h>
      <text:p text:style-name="Text_20_body"/>
      <text:h text:style-name="Heading_20_1" text:outline-level="1">Felhasznált LLM lista</text:h>
      <text:p text:style-name="Text_20_body"/>
      <text:h text:style-name="Heading_20_1" text:outline-level="1">TQA módszerek</text:h>
      <text:p text:style-name="Text_20_body"/>
      <text:h text:style-name="Heading_20_1" text:outline-level="1">kiértékelés menete</text:h>
      <text:p text:style-name="Text_20_body"/>
      <text:h text:style-name="P4" text:outline-level="1">saját mérések eredményei</text:h>
      <text:p text:style-name="Text_20_body"/>
      <text:h text:style-name="Heading_20_1" text:outline-level="1">Diszkusszió</text:h>
      <text:p text:style-name="Text_20_body"/>
      <text:h text:style-name="P1" text:outline-level="1">Összefoglalás</text:h>
      <text:p text:style-name="P13">Az utóbbi években a mesterséges intelligencia és a természetes nyelvfeldolgozás (NLP) területén a nagy nyelvi modellek (LLM-ek) jelentős fejlődésen mentek keresztül. Ezek a modellek, mint például a GPT, a BERT és a T5, képessé váltak nagymennyiségű adat feldolgozására és számos különböző nyelvi feladat végrehajtására, beleértve a szövegértést, fordítást, összegzést és a kérdés-válaszolást. Az LLM-ek legfőbb előnye, hogy képesek általánosítani és összetett nyelvi struktúrákat értelmezni, ami kiemelkedően fontossá tette őket a nyelvi adatok feldolgozásában. Bár ezek a modellek elsősorban az angol nyelvre voltak optimalizálva, egyre nagyobb igény mutatkozott arra, hogy más nyelveken, például magyarul is sikeresen alkalmazhatók legyenek.</text:p>
      <text:p text:style-name="Text_20_body">A dolgozat az egyik különösen érdekes alkalmazási területre, a táblázatos kérdés-válasz (TQA) feladatra összpontosított, amely során a modellnek strukturált adatokból, táblázatokból kellett válaszolnia a feltett kérdésekre. A TQA-feladatok jelentősége az adatbázisokban és különböző dokumentumokban elérhető strukturált információ hasznosításában rejlett, amelyeket hatékony kérdés-válaszoló rendszerek segítségével lehet automatizálni. Az angol nyelven számos kutatás foglalkozott TQA-kkal, és több jól ismert TQA-adathalmaz is rendelkezésre állt, amelyek segítségével az algoritmusokat és nyelvi modelleket fejleszteni lehetett. Azonban magyar nyelven ezek az erőforrások korlátozottak maradtak, és nem állt rendelkezésre olyan TQA-adatbázis, amely magyar nyelven készült kérdések és válaszok vizsgálatát tette volna lehetővé.</text:p>
      <text:p text:style-name="Text_20_body">Ez a dolgozat egy magyar nyelvű TQA-adathalmaz létrehozására irányult, amely a magyar Wikipédia táblázatos adatait és szöveges tartalmát hasznosította. A Wikipédia szócikkeiben számos táblázatos formában közölt információ található, amelyek jól strukturált és változatos adatokat tartalmaznak a legkülönfélébb témakörökben. Az ezekből az adatokból készített TQA-adathalmaz lehetőséget nyújtott a magyar nyelvű LLM-ek tesztelésére, valamint a TQA-algoritmusok hatékonyságának vizsgálatára. A kutatás során egy automatizált adatgyűjtési és -feldolgozási eljárást alakítottam ki, amely a Wikipédia táblázatait és a kapcsolódó szöveges tartalmakat kérdés-válasz párokba rendezte, így egy jól strukturált adatbázis jött létre, amely alkalmas volt a TQA-modellek kiértékelésére.</text:p>
      <text:p text:style-name="Text_20_body">A dolgozat további célja az volt, hogy különböző nagy nyelvi modellek teljesítményét és megbízhatóságát mérje fel a magyar nyelvű TQA-adathalmazon, összehasonlítva a különböző algoritmusokat és technikai megközelítéseket. Ennek érdekében többféle LLM-et alkalmaztam, és különböző TQA-feladatok megoldására használt algoritmusokat teszteltem. Az eredmények alapján összehasonlítottam a modellek hatékonyságát és pontosságát, különös tekintettel a magyar nyelv sajátosságaira. A kutatás hozzájárult a magyar nyelvű természetes nyelvfeldolgozási kutatások bővítéséhez, mivel az adatbázis elősegíti a magyar nyelvű TQA-rendszerek fejlesztését és kiértékelését, amelyek hosszú távon alapvető fontosságúak lehetnek a magyar nyelvű digitális szolgáltatások és alkalmazások számára.</text:p>
      <text:p text:style-name="Text_20_body">Összefoglalva, ez a dolgozat a magyar nyelvű TQA-kutatásban jelentős előrelépést jelentett, mivel megteremtette egy új típusú magyar nyelvű adathalmaz alapját, és lehetőséget biztosított arra, hogy a magyar nyelven is tesztelhessük a legkorszerűbb LLM-eket.</text:p>
      <text:h text:style-name="Heading_20_1" text:outline-level="1">Irodalomjegyzék</text:h>
      <text:p text:style-name="P10">Szöveg</text:p>
      <text:h text:style-name="Heading_20_1" text:outline-level="1"><text:soft-page-break/>Appendix</text:h>
      <text:p text:style-name="P11">Szöve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style="italic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5:04:14.195363977</meta:creation-date>
    <meta:generator>LibreOffice/24.2.6.2$Linux_X86_64 LibreOffice_project/420$Build-2</meta:generator>
    <dc:date>2024-11-12T15:29:49.221387397</dc:date>
    <meta:editing-duration>PT25M27S</meta:editing-duration>
    <meta:editing-cycles>18</meta:editing-cycles>
    <meta:document-statistic meta:table-count="0" meta:image-count="0" meta:object-count="0" meta:page-count="5" meta:paragraph-count="33" meta:word-count="861" meta:character-count="7056" meta:non-whitespace-character-count="6232"/>
  </office:meta>
</office:document-meta>
</file>